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034af4" officeooo:paragraph-rsid="00034af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officeooo:rsid="00034af4" officeooo:paragraph-rsid="00034af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for Machine Learning Course </text:p>
      <text:p text:style-name="P1"/>
      <text:p text:style-name="P1"/>
      <text:p text:style-name="P2"><text:tab/><text:span text:style-name="T1">Pythons was created by Guido Van Rossum in 1991. The mean goal was:</text:span></text:p>
      <text:p text:style-name="P2"><text:span text:style-name="T1">1) Easy and intuitive but still very powerful;</text:span></text:p>
      <text:p text:style-name="P2"><text:span text:style-name="T1">2) Open Source;</text:span></text:p>
      <text:p text:style-name="P2"><text:span text:style-name="T1">3) Understandable code as plain text English;</text:span></text:p>
      <text:p text:style-name="P2"><text:span text:style-name="T1">4) Suitable for everyday tasks</text:span></text:p>
      <text:p text:style-name="P2"><text:span text:style-name="T1"/></text:p>
      <text:p text:style-name="P2"><text:span text:style-name="T1"><text:tab/>Python is an interpreted prog. language, multi-paradigm prog. language (specially object oriented), dynamically typed, garbage-collecte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9T21:41:23.116000000</dc:date>
    <meta:editing-duration>PT29M47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7" meta:word-count="56" meta:character-count="377" meta:non-whitespace-character-count="325"/>
  </office:meta>
</office:document-meta>
</file>